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office:value-type="string">
            <text:p>class</text:p>
          </table:table-cell>
          <table:table-cell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autotasks_ISystem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autotasks_System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captcha_Object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captcha_Image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captcha_Text</text:p>
          </table:table-cell>
          <table:table-cell table:number-columns-repeated="1019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captcha_ImageHandler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</text:p>
          </table:table-cell>
          <table:table-cell table:number-columns-repeated="1019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3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<text:a xlink:href="http://community.impresscms.org/modules/newbb/viewtopic.php?topic_id=4361&amp;post_id=38980#forumpost38980">http://community.impresscms.org/modules/newbb/viewtopic.php?topic_id=4361&amp;post_id=38980#forumpost38980</text:a>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table:style-name="ce2" office:value-type="string">
            <text:p>icms_form_elements_Selec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criteria_Item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criteria_Compo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criteria_Elemen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avata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avata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block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block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block_posi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block_posi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commen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commen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notifica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notifica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p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p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privmess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privmess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5">25/08/2010</text:date>, <text:time>15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8-25T15:24:18</dc:date>
    <dc:creator>Marc-Andre Lanciault</dc:creator>
    <meta:editing-duration>PT63H44M26S</meta:editing-duration>
    <meta:editing-cycles>30</meta:editing-cycles>
    <meta:generator>OpenOffice.org/3.1$Linux OpenOffice.org_project/310m19$Build-9420</meta:generator>
    <meta:document-statistic meta:table-count="3" meta:cell-count="852" meta:object-count="0"/>
  </office:meta>
</office:document-meta>
</file>